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8.46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5.999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3">
          <table:table-cell table:style-name="ce1" office:value-type="string" calcext:value-type="string" table:number-columns-spanned="4" table:number-rows-spanned="1">
            <text:p>Tâche</text:p>
          </table:table-cell>
          <table:covered-table-cell table:number-columns-repeated="3"/>
          <table:table-cell table:style-name="ce4" office:value-type="string" calcext:value-type="string">
            <text:p>Durée</text:p>
          </table:table-cell>
          <table:table-cell table:style-name="ce4" office:value-type="string" calcext:value-type="string">
            <text:p>Ressources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 table:number-columns-spanned="4" table:number-rows-spanned="1">
            <text:p>Réalisation d'un injecteur de requêtes</text:p>
          </table:table-cell>
          <table:covered-table-cell table:number-columns-repeated="3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Définition des besoins</text:p>
          </table:table-cell>
          <table:covered-table-cell table:number-columns-repeated="2"/>
          <table:table-cell/>
          <table:table-cell office:value-type="string" calcext:value-type="string">
            <text:p>T. Fleury, S. Labassi, A. Lavaire, E. Lécharny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Conception architecturale</text:p>
          </table:table-cell>
          <table:covered-table-cell table:number-columns-repeated="2"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Schéma de la future architecture</text:p>
          </table:table-cell>
          <table:covered-table-cell/>
          <table:table-cell/>
          <table:table-cell office:value-type="string" calcext:value-type="string">
            <text:p>T. Fleury, S. Labassi, 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Déterminer le protocole contrôleur - agent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Tester les parseurs XML et Json</text:p>
          </table:table-cell>
          <table:covered-table-cell/>
          <table:table-cell/>
          <table:table-cell office:value-type="string" calcext:value-type="string">
            <text:p>S. Labassi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Précompilation des requêtes LDAP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Etude des logiciels existants</text:p>
          </table:table-cell>
          <table:covered-table-cell table:number-columns-repeated="2"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Tester les logiciels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Etablir une grille de lecture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Déterminer les fonctionnalités réutilisables</text:p>
          </table:table-cell>
          <table:covered-table-cell/>
          <table:table-cell/>
          <table:table-cell office:value-type="string" calcext:value-type="string">
            <text:p>A. Lavair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Mise en place de l'environnement de test</text:p>
          </table:table-cell>
          <table:covered-table-cell table:number-columns-repeated="2"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/>
          <table:table-cell table:style-name="ce2"/>
          <table:table-cell office:value-type="string" calcext:value-type="string">
            <text:p>Configuration du serveur cible</text:p>
          </table:table-cell>
          <table:table-cell table:number-columns-repeated="2"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stallation de l'OS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stallation d'un serveur logiciel LDAP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Configuration des agents (Raspberry Pi)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stallation de Raspbian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éploiement du code d'injection sur les agents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Déploiement du code du contrôleur des injecteurs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Test du système</text:p>
          </table:table-cell>
          <table:covered-table-cell/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Définition d'un scénario de test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Lancement du scénario de test et récupération</text:p>
          </table:table-cell>
          <table:table-cell/>
          <table:table-cell office:value-type="string" calcext:value-type="string">
            <text:p>T. Fleury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Amélioration du logiciel</text:p>
          </table:table-cell>
          <table:covered-table-cell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Réalisation du lot 1 : définition des scénarios au format Json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Programmation du lot 1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Intégration du lot 1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Réalisation du lot 2 : précompilation des requêtes LDAP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Programmation du lot 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Intégration du lot 2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2" table:number-rows-spanned="1">
            <text:p>Réalisation du lot 3 : refonte de l'interface graphique</text:p>
          </table:table-cell>
          <table:covered-table-cell/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Programmation du lot 3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"/>
          <table:table-cell office:value-type="string" calcext:value-type="string">
            <text:p>Intégration du lot 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Livraison du produit final</text:p>
          </table:table-cell>
          <table:covered-table-cell table:number-columns-repeated="2"/>
          <table:table-cell table:number-columns-repeated="1020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9:47:46.3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46S</meta:editing-duration>
    <meta:editing-cycles>6</meta:editing-cycles>
    <meta:generator>LibreOffice/4.2.6.3$Windows_x86 LibreOffice_project/3fd416d4c6db7d3204c17ce57a1d70f6e531ee21</meta:generator>
    <dc:date>2014-11-08T19:58:52.908000000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